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763e7" officeooo:paragraph-rsid="002763e7"/>
    </style:style>
    <style:style style:name="P2" style:family="paragraph" style:parent-style-name="Standard">
      <style:text-properties officeooo:rsid="002914ec" officeooo:paragraph-rsid="002914ec"/>
    </style:style>
    <style:style style:name="P3" style:family="paragraph" style:parent-style-name="Standard">
      <style:text-properties officeooo:rsid="002914ec" officeooo:paragraph-rsid="00296211"/>
    </style:style>
    <style:style style:name="P4" style:family="paragraph" style:parent-style-name="Standard">
      <style:text-properties officeooo:paragraph-rsid="00296211"/>
    </style:style>
    <style:style style:name="P5" style:family="paragraph" style:parent-style-name="Standard">
      <style:text-properties officeooo:paragraph-rsid="002d0e17"/>
    </style:style>
    <style:style style:name="P6" style:family="paragraph" style:parent-style-name="Standard">
      <style:text-properties officeooo:rsid="00307e14" officeooo:paragraph-rsid="00307e14"/>
    </style:style>
    <style:style style:name="P7" style:family="paragraph" style:parent-style-name="Standard">
      <style:text-properties officeooo:rsid="003440da" officeooo:paragraph-rsid="003440da"/>
    </style:style>
    <style:style style:name="P8" style:family="paragraph" style:parent-style-name="Table_20_Contents">
      <style:text-properties officeooo:rsid="001d7e02" officeooo:paragraph-rsid="001d7e02"/>
    </style:style>
    <style:style style:name="P9" style:family="paragraph" style:parent-style-name="Table_20_Contents">
      <style:text-properties officeooo:rsid="001e17f8" officeooo:paragraph-rsid="0021f136"/>
    </style:style>
    <style:style style:name="P10" style:family="paragraph" style:parent-style-name="Table_20_Contents">
      <style:text-properties officeooo:rsid="00203d14" officeooo:paragraph-rsid="00203d14"/>
    </style:style>
    <style:style style:name="P11" style:family="paragraph" style:parent-style-name="Table_20_Contents">
      <style:text-properties officeooo:rsid="0021f136" officeooo:paragraph-rsid="0021f136"/>
    </style:style>
    <style:style style:name="P12" style:family="paragraph" style:parent-style-name="Table_20_Contents">
      <style:text-properties officeooo:rsid="0023d345" officeooo:paragraph-rsid="0023d345"/>
    </style:style>
    <style:style style:name="P13" style:family="paragraph" style:parent-style-name="Table_20_Contents">
      <style:text-properties officeooo:rsid="0025200d" officeooo:paragraph-rsid="0025200d"/>
    </style:style>
    <style:style style:name="P14" style:family="paragraph" style:parent-style-name="Table_20_Contents">
      <style:text-properties officeooo:rsid="0025a3b9" officeooo:paragraph-rsid="0025a3b9"/>
    </style:style>
    <style:style style:name="P15" style:family="paragraph" style:parent-style-name="Table_20_Contents">
      <style:text-properties officeooo:rsid="002763e7" officeooo:paragraph-rsid="002763e7"/>
    </style:style>
    <style:style style:name="P16" style:family="paragraph" style:parent-style-name="Table_20_Contents">
      <style:text-properties officeooo:rsid="00296211" officeooo:paragraph-rsid="00296211"/>
    </style:style>
    <style:style style:name="P17" style:family="paragraph" style:parent-style-name="Table_20_Contents">
      <style:text-properties officeooo:rsid="00296211" officeooo:paragraph-rsid="002d0e17"/>
    </style:style>
    <style:style style:name="P18" style:family="paragraph" style:parent-style-name="Table_20_Contents">
      <style:text-properties officeooo:paragraph-rsid="00296211"/>
    </style:style>
    <style:style style:name="P19" style:family="paragraph" style:parent-style-name="Table_20_Contents">
      <style:text-properties officeooo:rsid="002d0e17" officeooo:paragraph-rsid="002d0e17"/>
    </style:style>
    <style:style style:name="P20" style:family="paragraph" style:parent-style-name="Table_20_Contents">
      <style:text-properties officeooo:paragraph-rsid="002d0e17"/>
    </style:style>
    <style:style style:name="P21" style:family="paragraph" style:parent-style-name="Table_20_Contents">
      <style:text-properties officeooo:rsid="002edada" officeooo:paragraph-rsid="002edada"/>
    </style:style>
    <style:style style:name="P22" style:family="paragraph" style:parent-style-name="Table_20_Contents">
      <style:text-properties officeooo:rsid="00307e14" officeooo:paragraph-rsid="00307e14"/>
    </style:style>
    <style:style style:name="P23" style:family="paragraph" style:parent-style-name="Table_20_Contents">
      <style:text-properties officeooo:rsid="00326568" officeooo:paragraph-rsid="00326568"/>
    </style:style>
    <style:style style:name="P24" style:family="paragraph" style:parent-style-name="Table_20_Contents">
      <style:text-properties officeooo:rsid="0035d174" officeooo:paragraph-rsid="0035d174"/>
    </style:style>
    <style:style style:name="T1" style:family="text">
      <style:text-properties officeooo:rsid="0021f136"/>
    </style:style>
    <style:style style:name="T2" style:family="text">
      <style:text-properties officeooo:rsid="0025200d"/>
    </style:style>
    <style:style style:name="T3" style:family="text">
      <style:text-properties officeooo:rsid="002763e7"/>
    </style:style>
    <style:style style:name="T4" style:family="text">
      <style:text-properties officeooo:rsid="002b37ed"/>
    </style:style>
    <style:style style:name="T5" style:family="text">
      <style:text-properties officeooo:rsid="002d0e17"/>
    </style:style>
    <style:style style:name="T6" style:family="text">
      <style:text-properties officeooo:rsid="002eda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4"/>
        <table:table-row table:style-name="TableLine2227087604704">
          <table:table-cell table:style-name="Table1.A1" office:value-type="string">
            <text:p text:style-name="Table_20_Contents"/>
          </table:table-cell>
          <table:table-cell table:style-name="Table1.A1" office:value-type="string">
            <text:p text:style-name="P8">TV5 Monde</text:p>
          </table:table-cell>
          <table:table-cell table:style-name="Table1.A1" office:value-type="string">
            <text:p text:style-name="P8">France24</text:p>
          </table:table-cell>
          <table:table-cell table:style-name="Table1.D1" office:value-type="string">
            <text:p text:style-name="P8">BFM TV</text:p>
          </table:table-cell>
        </table:table-row>
        <table:table-row table:style-name="TableLine2227087604704">
          <table:table-cell table:style-name="Table1.A2" office:value-type="string">
            <text:p text:style-name="P9">Guerre Geo-politique entre l’Ukraine et la Russie:<text:span text:style-name="T1"> des villes Ukrainiennes ont ete frappee la nuit du 27 avril vers 28 avril 2023. Par contre Kiev a ete protege.</text:span></text:p>
          </table:table-cell>
          <table:table-cell table:style-name="Table1.A2" office:value-type="string">
            <text:p text:style-name="P11">L’Ukraine a subi dans la nuit de jeudi 27 a vendredi 28 avril des attaques de misibles Russe sur Kiev et plusieurs autres villes, qui ont fait au moins 12 morts. L’arme de l’air Ukrainienne annonce avoir abattu 21 missiles de croisiere er deux drones lors de ces frappes.</text:p>
          </table:table-cell>
          <table:table-cell table:style-name="Table1.A2" office:value-type="string">
            <text:p text:style-name="P10">Plus de 12 morts a Dnipro <text:span text:style-name="T1">e</text:span>t Ouman la nuit du Jeudi 27 Avril 2023 provoquant l’activation de la defense antiaerienne a Kiev.</text:p>
          </table:table-cell>
          <table:table-cell table:style-name="Table1.D2" office:value-type="string">
            <text:p text:style-name="P10">Au moin 16 morts dans des frappes de missiles Russe sur plusieurs villes Ukrainienne; Kiev visee par 11 missiles de croisiere qui ont ete abatus dans la nuit, du coup pas de victimes a Kiev.</text:p>
          </table:table-cell>
        </table:table-row>
        <table:table-row table:style-name="TableLine2227087604704">
          <table:table-cell table:style-name="Table1.A2" office:value-type="string">
            <text:p text:style-name="P12">La hausse temperature en Espagne. <text:span text:style-name="T2">L’Espagne passe a 40 degrees ce jeudi 2 avril qui est encore le printemps.</text:span></text:p>
          </table:table-cell>
          <table:table-cell table:style-name="Table1.A2" office:value-type="string">
            <text:p text:style-name="P12">Le printemps en Espagne a un air d’ete. Le pays est le record de ce mois d’Avril en terme de temperature car il fait 40 degre ce jeudi. C’est 10 a 15 degree de plus que le normal.</text:p>
          </table:table-cell>
          <table:table-cell table:style-name="Table1.A2" office:value-type="string">
            <text:p text:style-name="P13">L’Espagne suffoque en plein mois d’Avril; comme a Valence, les touriste se rendent a la plage pour avoir de l’air fraiche; et cela inquiete beaucoup les agriculteurs. Selon l’ONU 75% de territoire espagnole presentent un risque de desertification. </text:p>
          </table:table-cell>
          <table:table-cell table:style-name="Table1.D2" office:value-type="string">
            <text:p text:style-name="P13">Jusqu’a 40 degree C attendu autour de Seville en Espagne a partir du Jeudi 27 Avril. Des 7h du matin le thermometre affiche deja 20 degres et apres quelques heures, elle passe a 40 degree. </text:p>
          </table:table-cell>
        </table:table-row>
        <table:table-row table:style-name="TableLine2227087604704">
          <table:table-cell table:style-name="Table1.A2" office:value-type="string">
            <text:p text:style-name="P14">Prochaine election aux Etats Unis: <text:span text:style-name="T3">Le president actuel et l’ancien oresident americain se preparent pour le prochain election en 2024.</text:span></text:p>
          </table:table-cell>
          <table:table-cell table:style-name="Table1.A2" office:value-type="string">
            <text:p text:style-name="P14">L’humeur de Linda (une journaliste): Si Joe Biden s’est porte candidat a l’age canonique de 80 ans; sait-il que cela vient du latin “candidatus”, qui signifie “vetu de blanc”? Un candidat selon Linda, c’est quelqu’un d’innocent, sans experience, ni tache. Le processur pour etre candidat est d’abord candidater a la candidature. </text:p>
          </table:table-cell>
          <table:table-cell table:style-name="Table1.A2" office:value-type="string">
            <text:p text:style-name="P15">Le president americain JoeBiden, a officialise, mardi 25 avril sa candidature pour la prochaine election presidentielle, en 2024. il a alors l’age venerable de 82 ans, lui indique est deja le plus vieux president de l’histoire du pays. Probablement, l’ancien president Donald Trump, de 4 ans seulement son cadet, sera son rival.</text:p>
          </table:table-cell>
          <table:table-cell table:style-name="Table1.D2" office:value-type="string">
            <text:p text:style-name="P15">Donald Trump a annonce durant son discourt: d’ecraser Joe Biden et la maison blanche; il affirme qu’il doit reprendre la magnifique maison, et finir ce qu’il a commence.</text:p>
          </table:table-cell>
        </table:table-row>
      </table:table>
      <text:p text:style-name="P1"/>
      <text:p text:style-name="P1">BFM a tendance a detailler plus que les autres. </text:p>
      <text:p text:style-name="P1"/>
      <text:p text:style-name="P2">IV.2 Podcast</text:p>
      <text:p text:style-name="P2"/>
      <table:table table:name="Table2" table:style-name="Table2">
        <table:table-column table:style-name="Table2.A" table:number-columns-repeated="2"/>
        <table:table-row table:style-name="TableLine2227202226592">
          <table:table-cell table:style-name="Table2.A1" office:value-type="string">
            <text:p text:style-name="P16">Nom du podcast 1</text:p>
          </table:table-cell>
          <table:table-cell table:style-name="Table2.B1" office:value-type="string">
            <text:p text:style-name="P16">Soundcloud / <text:span text:style-name="T5">Cyndi lauper</text:span></text:p>
          </table:table-cell>
        </table:table-row>
        <table:table-row table:style-name="TableLine2227202226592">
          <table:table-cell table:style-name="Table2.A2" office:value-type="string">
            <text:p text:style-name="P16">Thematique</text:p>
          </table:table-cell>
          <table:table-cell table:style-name="Table2.B2" office:value-type="string">
            <text:p text:style-name="P16">Originalite</text:p>
          </table:table-cell>
        </table:table-row>
        <text:soft-page-break/>
        <table:table-row table:style-name="TableLine2227202226592">
          <table:table-cell table:style-name="Table2.A2" office:value-type="string">
            <text:p text:style-name="P16">Source (adresse URL)</text:p>
          </table:table-cell>
          <table:table-cell table:style-name="Table2.B2" office:value-type="string">
            <text:p text:style-name="Table_20_Contents">https://soundcloud.com/clauperclub/true-colors-cyndi-lauper</text:p>
          </table:table-cell>
        </table:table-row>
        <table:table-row table:style-name="TableLine2227202226592">
          <table:table-cell table:style-name="Table2.A2" office:value-type="string">
            <text:p text:style-name="P16">Titre du dernier contenu ecoute</text:p>
          </table:table-cell>
          <table:table-cell table:style-name="Table2.B2" office:value-type="string">
            <text:p text:style-name="P16">True Colors-Cyndi Lauper</text:p>
          </table:table-cell>
        </table:table-row>
        <table:table-row table:style-name="TableLine2227202226592">
          <table:table-cell table:style-name="Table2.A2" office:value-type="string">
            <text:p text:style-name="P16">Ton/style/objectifs</text:p>
          </table:table-cell>
          <table:table-cell table:style-name="Table2.B2" office:value-type="string">
            <text:p text:style-name="P16">Calm<text:span text:style-name="T4">e, sentimentale et romantique</text:span></text:p>
          </table:table-cell>
        </table:table-row>
        <table:table-row table:style-name="TableLine2227202226592">
          <table:table-cell table:style-name="Table2.A2" office:value-type="string">
            <text:p text:style-name="P16">Raison pour lesquelles vous avez selectionne ce podcast</text:p>
          </table:table-cell>
          <table:table-cell table:style-name="Table2.B2" office:value-type="string">
            <text:p text:style-name="P16">La misique est tres bonne et plein de message de sagesse a copier.</text:p>
          </table:table-cell>
        </table:table-row>
      </table:table>
      <text:p text:style-name="P2"/>
      <text:p text:style-name="P3"/>
      <table:table table:name="Table3" table:style-name="Table3">
        <table:table-column table:style-name="Table3.A" table:number-columns-repeated="2"/>
        <table:table-row table:style-name="TableLine2227087585392">
          <table:table-cell table:style-name="Table3.A1" office:value-type="string">
            <text:p text:style-name="P16">Nom du podcast <text:span text:style-name="T5">2</text:span></text:p>
          </table:table-cell>
          <table:table-cell table:style-name="Table3.B1" office:value-type="string">
            <text:p text:style-name="P19">Apple music/fearless soul</text:p>
          </table:table-cell>
        </table:table-row>
        <table:table-row table:style-name="TableLine2227087585392">
          <table:table-cell table:style-name="Table3.A2" office:value-type="string">
            <text:p text:style-name="P16">Thematique</text:p>
          </table:table-cell>
          <table:table-cell table:style-name="Table3.B2" office:value-type="string">
            <text:p text:style-name="P19">Motivation speeches</text:p>
          </table:table-cell>
        </table:table-row>
        <table:table-row table:style-name="TableLine2227087585392">
          <table:table-cell table:style-name="Table3.A2" office:value-type="string">
            <text:p text:style-name="P16">Source (adresse URL)</text:p>
          </table:table-cell>
          <table:table-cell table:style-name="Table3.B2" office:value-type="string">
            <text:p text:style-name="P18">https://music.apple.com/us/album/greatest-hits-motivational-speeches/1169895144</text:p>
          </table:table-cell>
        </table:table-row>
        <table:table-row table:style-name="TableLine2227087585392">
          <table:table-cell table:style-name="Table3.A2" office:value-type="string">
            <text:p text:style-name="P16">Titre du dernier contenu ecoute</text:p>
          </table:table-cell>
          <table:table-cell table:style-name="Table3.B2" office:value-type="string">
            <text:p text:style-name="P19">Time for war (Epic motivation)</text:p>
          </table:table-cell>
        </table:table-row>
        <table:table-row table:style-name="TableLine2227087585392">
          <table:table-cell table:style-name="Table3.A2" office:value-type="string">
            <text:p text:style-name="P16">Ton/style/objectifs</text:p>
          </table:table-cell>
          <table:table-cell table:style-name="Table3.B2" office:value-type="string">
            <text:p text:style-name="P19">Speeches/hits/encouragement des loups solitaires.</text:p>
          </table:table-cell>
        </table:table-row>
        <table:table-row table:style-name="TableLine2227087585392">
          <table:table-cell table:style-name="Table3.A2" office:value-type="string">
            <text:p text:style-name="P16">Raison pour lesquelles vous avez selectionne ce podcast</text:p>
          </table:table-cell>
          <table:table-cell table:style-name="Table3.B2" office:value-type="string">
            <text:p text:style-name="P19">Ce podcast me donne beaucoups de conseil dans ma vie privee.</text:p>
          </table:table-cell>
        </table:table-row>
      </table:table>
      <text:p text:style-name="P4"/>
      <text:p text:style-name="P5"/>
      <table:table table:name="Table4" table:style-name="Table4">
        <table:table-column table:style-name="Table4.A" table:number-columns-repeated="2"/>
        <table:table-row table:style-name="TableLine2227087585664">
          <table:table-cell table:style-name="Table4.A1" office:value-type="string">
            <text:p text:style-name="P17">Nom du podcast <text:span text:style-name="T5">3</text:span></text:p>
          </table:table-cell>
          <table:table-cell table:style-name="Table4.B1" office:value-type="string">
            <text:p text:style-name="P21">6 minutes English</text:p>
          </table:table-cell>
        </table:table-row>
        <table:table-row table:style-name="TableLine2227087585664">
          <table:table-cell table:style-name="Table4.A2" office:value-type="string">
            <text:p text:style-name="P17">Thematique</text:p>
          </table:table-cell>
          <table:table-cell table:style-name="Table4.B2" office:value-type="string">
            <text:p text:style-name="P21">Apprendre la langue anglaise</text:p>
          </table:table-cell>
        </table:table-row>
        <table:table-row table:style-name="TableLine2227087585664">
          <table:table-cell table:style-name="Table4.A2" office:value-type="string">
            <text:p text:style-name="P17">Source (adresse URL)</text:p>
          </table:table-cell>
          <table:table-cell table:style-name="Table4.B2" office:value-type="string">
            <text:p text:style-name="P21">https://www.bbc.co.uk/learningenglish/english/features/6-minute-english</text:p>
          </table:table-cell>
        </table:table-row>
        <table:table-row table:style-name="TableLine2227087585664">
          <table:table-cell table:style-name="Table4.A2" office:value-type="string">
            <text:p text:style-name="P17">Titre du dernier contenu ecoute</text:p>
          </table:table-cell>
          <table:table-cell table:style-name="Table4.B2" office:value-type="string">
            <text:p text:style-name="P21">Women in politics</text:p>
          </table:table-cell>
        </table:table-row>
        <table:table-row table:style-name="TableLine2227087585664">
          <table:table-cell table:style-name="Table4.A2" office:value-type="string">
            <text:p text:style-name="P17">Ton/style/objectifs</text:p>
          </table:table-cell>
          <table:table-cell table:style-name="Table4.B2" office:value-type="string">
            <text:p text:style-name="P21">Enrichir la culture generale</text:p>
          </table:table-cell>
        </table:table-row>
        <table:table-row table:style-name="TableLine2227087585664">
          <table:table-cell table:style-name="Table4.A2" office:value-type="string">
            <text:p text:style-name="P17">Raison pour lesquelles vous avez selectionne ce podcast</text:p>
          </table:table-cell>
          <table:table-cell table:style-name="Table4.B2" office:value-type="string">
            <text:p text:style-name="P21">Je suis passione par les langues etrangeres notament la langue anglaise; et je suis un leader d’un club anglais.</text:p>
          </table:table-cell>
        </table:table-row>
      </table:table>
      <text:p text:style-name="P5"/>
      <text:p text:style-name="P5"/>
      <table:table table:name="Table5" table:style-name="Table5">
        <table:table-column table:style-name="Table5.A" table:number-columns-repeated="2"/>
        <table:table-row table:style-name="TableLine2227080624016">
          <table:table-cell table:style-name="Table5.A1" office:value-type="string">
            <text:p text:style-name="P17">Nom du podcast <text:span text:style-name="T6">4</text:span></text:p>
          </table:table-cell>
          <table:table-cell table:style-name="Table5.B1" office:value-type="string">
            <text:p text:style-name="P22">Deep focus</text:p>
          </table:table-cell>
        </table:table-row>
        <table:table-row table:style-name="TableLine2227080624016">
          <table:table-cell table:style-name="Table5.A2" office:value-type="string">
            <text:p text:style-name="P17">Thematique</text:p>
          </table:table-cell>
          <table:table-cell table:style-name="Table5.B2" office:value-type="string">
            <text:p text:style-name="P22">Concentration pour etudiant surtout un codeur</text:p>
          </table:table-cell>
        </table:table-row>
        <table:table-row table:style-name="TableLine2227080624016">
          <table:table-cell table:style-name="Table5.A2" office:value-type="string">
            <text:p text:style-name="P17">Source (adresse URL)</text:p>
          </table:table-cell>
          <table:table-cell table:style-name="Table5.B2" office:value-type="string">
            <text:p text:style-name="P20">https://open.spotify.com/search/deep%20focus/podcastAndEpisodes</text:p>
          </table:table-cell>
        </table:table-row>
        <table:table-row table:style-name="TableLine2227080624016">
          <table:table-cell table:style-name="Table5.A2" office:value-type="string">
            <text:p text:style-name="P17">Titre du dernier contenu ecoute</text:p>
          </table:table-cell>
          <table:table-cell table:style-name="Table5.B2" office:value-type="string">
            <text:p text:style-name="P22">So far so good by Sun of they</text:p>
          </table:table-cell>
        </table:table-row>
        <table:table-row table:style-name="TableLine2227080624016">
          <table:table-cell table:style-name="Table5.A2" office:value-type="string">
            <text:p text:style-name="P17">Ton/style/objectifs</text:p>
          </table:table-cell>
          <table:table-cell table:style-name="Table5.B2" office:value-type="string">
            <text:p text:style-name="P22">Donne beaucoups de concentration surtout coder <text:s/>la nuit</text:p>
          </table:table-cell>
        </table:table-row>
        <table:table-row table:style-name="TableLine2227080624016">
          <table:table-cell table:style-name="Table5.A2" office:value-type="string">
            <text:p text:style-name="P17">Raison pour lesquelles vous avez selectionne ce podcast</text:p>
          </table:table-cell>
          <table:table-cell table:style-name="Table5.B2" office:value-type="string">
            <text:p text:style-name="P22">Ce podcast est plutot pour les etudiants et/ou codeur, puis les records sont tres calme et doux</text:p>
          </table:table-cell>
        </table:table-row>
      </table:table>
      <text:p text:style-name="P5"/>
      <text:p text:style-name="P6">IV.3 – RESEAUX SOCIAUX</text:p>
      <text:p text:style-name="P6"/>
      <table:table table:name="Table6" table:style-name="Table6">
        <table:table-column table:style-name="Table6.A" table:number-columns-repeated="2"/>
        <table:table-row table:style-name="TableLine2227203298208">
          <table:table-cell table:style-name="Table6.A1" office:value-type="string">
            <text:p text:style-name="P23">Nom du groupe</text:p>
          </table:table-cell>
          <table:table-cell table:style-name="Table6.B1" office:value-type="string">
            <text:p text:style-name="Table_20_Contents"/>
          </table:table-cell>
        </table:table-row>
        <text:soft-page-break/>
        <table:table-row table:style-name="TableLine2227203298208">
          <table:table-cell table:style-name="Table6.A2" office:value-type="string">
            <text:p text:style-name="P23">Nombre de membre</text:p>
          </table:table-cell>
          <table:table-cell table:style-name="Table6.B2" office:value-type="string">
            <text:p text:style-name="Table_20_Contents"/>
          </table:table-cell>
        </table:table-row>
        <table:table-row table:style-name="TableLine2227203298208">
          <table:table-cell table:style-name="Table6.A2" office:value-type="string">
            <text:p text:style-name="P23">Type de publications</text:p>
          </table:table-cell>
          <table:table-cell table:style-name="Table6.B2" office:value-type="string">
            <text:p text:style-name="Table_20_Contents"/>
          </table:table-cell>
        </table:table-row>
        <table:table-row table:style-name="TableLine2227203298208">
          <table:table-cell table:style-name="Table6.A2" office:value-type="string">
            <text:p text:style-name="P23">Raison pour lesquelles vous avez selectionne ce groupe.</text:p>
          </table:table-cell>
          <table:table-cell table:style-name="Table6.B2" office:value-type="string">
            <text:p text:style-name="Table_20_Contents"/>
          </table:table-cell>
        </table:table-row>
      </table:table>
      <text:p text:style-name="P6"/>
      <text:p text:style-name="P7">IV.4 – Classement commente</text:p>
      <text:p text:style-name="P7"/>
      <text:p text:style-name="P7">Classement des actualite internationales les plus marquantes:</text:p>
      <table:table table:name="Table7" table:style-name="Table7">
        <table:table-column table:style-name="Table7.A" table:number-columns-repeated="3"/>
        <table:table-row table:style-name="TableLine2227192941136">
          <table:table-cell table:style-name="Table7.A1" office:value-type="string">
            <text:p text:style-name="P24">Titre de l’actualite</text:p>
          </table:table-cell>
          <table:table-cell table:style-name="Table7.A1" office:value-type="string">
            <text:p text:style-name="P24">Sources</text:p>
          </table:table-cell>
          <table:table-cell table:style-name="Table7.C1" office:value-type="string">
            <text:p text:style-name="P24">Resume de l’evenement</text:p>
          </table:table-cell>
        </table:table-row>
        <table:table-row table:style-name="TableLine2227192941136">
          <table:table-cell table:style-name="Table7.A2" office:value-type="string">
            <text:p text:style-name="P24">Guerre en Ukraine</text:p>
          </table:table-cell>
          <table:table-cell table:style-name="Table7.A2" office:value-type="string">
            <text:p text:style-name="Table_20_Contents">https://edition.cnn.com/europe/live-news/russia-ukraine-war-news-04-28-23/index.html</text:p>
          </table:table-cell>
          <table:table-cell table:style-name="Table7.C2" office:value-type="string">
            <text:p text:style-name="Table_20_Contents"/>
          </table:table-cell>
        </table:table-row>
        <table:table-row table:style-name="TableLine2227192941136">
          <table:table-cell table:style-name="Table7.A2" office:value-type="string">
            <text:p text:style-name="Table_20_Contents"/>
          </table:table-cell>
          <table:table-cell table:style-name="Table7.A2" office:value-type="string">
            <text:p text:style-name="Table_20_Contents"/>
          </table:table-cell>
          <table:table-cell table:style-name="Table7.C2" office:value-type="string">
            <text:p text:style-name="Table_20_Contents"/>
          </table:table-cell>
        </table:table-row>
        <table:table-row table:style-name="TableLine2227192941136">
          <table:table-cell table:style-name="Table7.A2" office:value-type="string">
            <text:p text:style-name="Table_20_Contents"/>
          </table:table-cell>
          <table:table-cell table:style-name="Table7.A2" office:value-type="string">
            <text:p text:style-name="Table_20_Contents"/>
          </table:table-cell>
          <table:table-cell table:style-name="Table7.C2" office:value-type="string">
            <text:p text:style-name="Table_20_Contents"/>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28T13:43:17.856000000</meta:creation-date>
    <dc:date>2023-04-28T23:18:41.407000000</dc:date>
    <meta:editing-duration>PT18M59S</meta:editing-duration>
    <meta:editing-cycles>1</meta:editing-cycles>
    <meta:document-statistic meta:table-count="7" meta:image-count="0" meta:object-count="0" meta:page-count="3" meta:paragraph-count="77" meta:word-count="689" meta:character-count="4529" meta:non-whitespace-character-count="3910"/>
    <meta:generator>LibreOffice/7.2.5.2$Windows_X86_64 LibreOffice_project/499f9727c189e6ef3471021d6132d4c694f357e5</meta:generator>
  </office:meta>
</office:document-meta>
</file>